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77a7f" officeooo:paragraph-rsid="00042f43" style:font-size-asian="20pt" style:font-size-complex="20pt"/>
    </style:style>
    <style:style style:name="P2" style:family="paragraph" style:parent-style-name="Standard">
      <style:paragraph-properties fo:text-align="center" style:justify-single-word="false"/>
      <style:text-properties fo:font-size="20pt" officeooo:rsid="00042f43" officeooo:paragraph-rsid="00042f43" style:font-size-asian="20pt" style:font-size-complex="20pt"/>
    </style:style>
    <style:style style:name="P3" style:family="paragraph" style:parent-style-name="Standard">
      <style:paragraph-properties fo:text-align="start" style:justify-single-word="false"/>
      <style:text-properties fo:font-size="15pt" fo:font-weight="bold" officeooo:rsid="00177a7f" officeooo:paragraph-rsid="00042f43" style:font-size-asian="15pt" style:font-weight-asian="bold" style:font-size-complex="15pt" style:font-weight-complex="bold"/>
    </style:style>
    <style:style style:name="P4" style:family="paragraph" style:parent-style-name="Standard">
      <style:text-properties fo:font-size="15pt" fo:font-weight="bold" officeooo:rsid="00177a7f" officeooo:paragraph-rsid="000bf049"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bf049" officeooo:paragraph-rsid="000bf049"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2pt" fo:font-weight="bold" officeooo:rsid="0005b637" officeooo:paragraph-rsid="0005b637"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5b637" officeooo:paragraph-rsid="00074902"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83fde" officeooo:paragraph-rsid="00083fd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42f43" officeooo:paragraph-rsid="00042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42f43" officeooo:paragraph-rsid="00053a0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42f43" officeooo:paragraph-rsid="00054e5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4e53" officeooo:paragraph-rsid="00054e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b637" officeooo:paragraph-rsid="0005b63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5b637" officeooo:paragraph-rsid="0006513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5b637" officeooo:paragraph-rsid="0007490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65139" officeooo:paragraph-rsid="0006513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65139" officeooo:paragraph-rsid="0007490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8e912" officeooo:paragraph-rsid="0008e91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8fafa" officeooo:paragraph-rsid="0008faf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ac9a1" officeooo:paragraph-rsid="000ac9a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b0677" officeooo:paragraph-rsid="000b067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22cef" officeooo:paragraph-rsid="000bf049" style:font-size-asian="10.5pt" style:font-weight-asian="normal" style:font-size-complex="12pt" style:font-weight-complex="normal"/>
    </style:style>
    <style:style style:name="P23" style:family="paragraph" style:parent-style-name="Standard">
      <style:text-properties fo:font-size="12pt" fo:font-weight="normal" officeooo:rsid="00222cef" officeooo:paragraph-rsid="000bf04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15b3" officeooo:paragraph-rsid="000bf04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bf049" officeooo:paragraph-rsid="000bf049" style:font-size-asian="10.5pt" style:font-weight-asian="normal" style:font-size-complex="12pt" style:font-weight-complex="normal"/>
    </style:style>
    <style:style style:name="P26" style:family="paragraph" style:parent-style-name="Standard">
      <style:text-properties officeooo:rsid="001215b3" officeooo:paragraph-rsid="000bf049"/>
    </style:style>
    <style:style style:name="P27" style:family="paragraph" style:parent-style-name="Standard">
      <style:text-properties fo:font-size="10.5pt" officeooo:rsid="00177a7f" officeooo:paragraph-rsid="000fea57" style:font-size-asian="10.5pt" style:font-size-complex="10.5pt"/>
    </style:style>
    <style:style style:name="T1" style:family="text">
      <style:text-properties officeooo:rsid="00042f43"/>
    </style:style>
    <style:style style:name="T2" style:family="text">
      <style:text-properties officeooo:rsid="00053a0c"/>
    </style:style>
    <style:style style:name="T3" style:family="text">
      <style:text-properties officeooo:rsid="00054e53"/>
    </style:style>
    <style:style style:name="T4" style:family="text">
      <style:text-properties fo:font-weight="bold" style:font-weight-asian="bold" style:font-weight-complex="bold"/>
    </style:style>
    <style:style style:name="T5" style:family="text">
      <style:text-properties fo:font-weight="bold" officeooo:rsid="00065139" style:font-weight-asian="bold" style:font-weight-complex="bold"/>
    </style:style>
    <style:style style:name="T6" style:family="text">
      <style:text-properties fo:font-weight="bold" officeooo:rsid="00074902" style:font-weight-asian="bold" style:font-weight-complex="bold"/>
    </style:style>
    <style:style style:name="T7" style:family="text">
      <style:text-properties officeooo:rsid="00065139"/>
    </style:style>
    <style:style style:name="T8" style:family="text">
      <style:text-properties officeooo:rsid="00074902"/>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officeooo:rsid="000bf049"/>
    </style:style>
    <style:style style:name="T12" style:family="text">
      <style:text-properties style:text-underline-style="none" officeooo:rsid="000fea57"/>
    </style:style>
    <style:style style:name="T13" style:family="text">
      <style:text-properties officeooo:rsid="000bf0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text:span text:style-name="T1">3</text:span></text:p>
      <text:p text:style-name="P2"><text:span text:style-name="T13">Comunicación</text:span> segura mediante openSSl</text:p>
      <text:p text:style-name="P1"/>
      <text:p text:style-name="P3">Introducción</text:p>
      <text:p text:style-name="P9">El objetivo de esta tercera practica es implementar una capa de seguridad en el cliente y en el servidor. Para ello implementaremos un modulo de alto nivel a partir de las funciones de openSSL y posteriormente desarrollaremos un cliente y un servidor echo que tengan comunicación segura. Una vez comprobemos mediante c3po su buen funcionamiento, podremos implementar la capa de seguridad tanto en el servidor de la practica 1 como en el cliente de la practica 2.</text:p>
      <text:p text:style-name="P9"/>
      <text:p text:style-name="P5">Creación de los certificados</text:p>
      <text:p text:style-name="P9"/>
      <text:p text:style-name="P25">Siguiendo las indicaciones de Moodle hemos creado una regla en el makefile que permite la creación de todos los certificados. Este regla se llama “certificados”. Tras ejecutarla, se crean directamente los certificados en la carpeta certs.</text:p>
      <text:p text:style-name="P9"/>
      <text:p text:style-name="P9"/>
      <text:p text:style-name="P3">Diseño</text:p>
      <text:p text:style-name="P3"/>
      <text:p text:style-name="P9"><text:span text:style-name="T3">Implementación</text:span> del modulo SSL de alto nivel.</text:p>
      <text:p text:style-name="P9"/>
      <text:p text:style-name="P12"><text:span text:style-name="T13">Aquí</text:span> dejamos una breve <text:span text:style-name="T13">descripción</text:span> del procedimiento seguido por las funciones. Todo esta comentado con mas detalle en el <text:span text:style-name="T13">código.</text:span></text:p>
      <text:p text:style-name="P9"/>
      <text:p text:style-name="P9"/>
      <text:p text:style-name="P10">• <text:span text:style-name="T2">i</text:span>nicializar_nivel_SSL: <text:span text:style-name="T2">tras cargar los posibles errores devueltos por el SSL, inicializa la librería y por ultimo fija el contexto con el certificado de la CA y el del Cliente/Servidor.</text:span></text:p>
      <text:p text:style-name="P10"/>
      <text:p text:style-name="P10">• fijar_contexto_SSL: <text:s/><text:span text:style-name="T2">crea un nuevo contexto y lo inicializa con el certificado de la CA y el del cliente/servidor.</text:span></text:p>
      <text:p text:style-name="P10"/>
      <text:p text:style-name="P10">• conectar_canal_seguro_SSL: <text:span text:style-name="T2">Crea una nueva conexión ssl con el contexto y el socket pasados como argumento y tras realizar el handsake mediante SSL_connect devuelve la estructura SSL.</text:span></text:p>
      <text:p text:style-name="P10"/>
      <text:p text:style-name="P10">• aceptar_canal_seguro_SSL: Dado un contexto SSL y un descriptor de socket esta función se encargará de bloquear la aplicación, que se quedará esperando hasta recibir un handshake por parte del cliente.</text:p>
      <text:p text:style-name="P10"/>
      <text:p text:style-name="P10">• evaluar_post_connectar_SSL: <text:span text:style-name="T2">Comprueba que la estructura SSL pasada como argumento constituye un canal seguro.</text:span></text:p>
      <text:p text:style-name="P10"/>
      <text:p text:style-name="P10">• enviar_datos_SSL: </text:p>
      <text:p text:style-name="P10"><text:tab/><text:span text:style-name="T13">parámetros de entrada:</text:span></text:p>
      <text:p text:style-name="P10"><text:tab/><text:tab/><text:span text:style-name="T3">SSL *ssl</text:span></text:p>
      <text:p text:style-name="P10"><text:tab/><text:tab/><text:span text:style-name="T3">char *buffer</text:span></text:p>
      <text:p text:style-name="P10"><text:tab/><text:tab/><text:span text:style-name="T3">int nbytes</text:span></text:p>
      <text:p text:style-name="P10"><text:soft-page-break/><text:tab/><text:span text:style-name="T3">La función llama simplemente llama a SSL_write(ssl, (void*)buffer, nbytes) y devuelve el <text:tab/>resultado.</text:span></text:p>
      <text:p text:style-name="P11">• recibir_datos_SSL: <text:tab/></text:p>
      <text:p text:style-name="P11"><text:span text:style-name="T3"><text:tab/>parámetros de entrada:</text:span></text:p>
      <text:p text:style-name="P11"><text:tab/><text:tab/><text:span text:style-name="T3">SSL *ssl</text:span></text:p>
      <text:p text:style-name="P11"><text:tab/><text:tab/><text:span text:style-name="T3">char *buffer</text:span></text:p>
      <text:p text:style-name="P11"><text:tab/><text:tab/><text:span text:style-name="T3">int nbytes</text:span></text:p>
      <text:p text:style-name="P11"><text:tab/><text:span text:style-name="T3">La función llama simplemente llama a SSL_read(ssl, (void*)buffer, nbytes) y devuelve el <text:tab/>resultado.</text:span></text:p>
      <text:p text:style-name="P10">• cerrar_canal_SSL: <text:span text:style-name="T3">La función libera la estructura SSL y el Contexto pasados como argumentos.</text:span></text:p>
      <text:p text:style-name="P10"/>
      <text:p text:style-name="P6"><text:span text:style-name="T7">Creación</text:span> de un servidor echo <text:span text:style-name="T8">con SSL</text:span>.</text:p>
      <text:p text:style-name="P13"/>
      <text:p text:style-name="P13">La implementación del servidor echo se realiza siguiendo la siguiente secuencia de llamadas:</text:p>
      <text:p text:style-name="P13"/>
      <text:p text:style-name="P13">Primero inicializamos el nivel SSL con e<text:span text:style-name="T8">l</text:span> certificado de la CA y el del Servidor que se crean al ejecutar make certificados. </text:p>
      <text:p text:style-name="P13"/>
      <text:p text:style-name="P13">A <text:span text:style-name="T13">continuación</text:span> abrimos un socket en el puerto 6667 (realizando bind y accept).</text:p>
      <text:p text:style-name="P13"/>
      <text:p text:style-name="P14">Tras esto, llamamos a <text:span text:style-name="T4">aceptar_canal_seguro_SSL </text:span><text:s/>con los retornos de los dos pasos anteriores. <text:span text:style-name="T7">Y comprobamos que la conexión este bien establecida mediante </text:span><text:span text:style-name="T5">evaluar_post_connectar_SSL.</text:span></text:p>
      <text:p text:style-name="P14"><text:span text:style-name="T5"/></text:p>
      <text:p text:style-name="P16">Una vez aquí, el servidor echo solo necesita recibir con SSL (mediante <text:span text:style-name="T4">recibir_datos_SSL</text:span>)</text:p>
      <text:p text:style-name="P16">y reenviarlos con <text:span text:style-name="T4">enviar_datos_SSL</text:span>.</text:p>
      <text:p text:style-name="P16"/>
      <text:p text:style-name="P16">Tal y como se especifica el servidor deja de hacer echo cuando recibe exit. Tras esto simplemente cierra el canal SSL y los sockets del cliente y el servidor.</text:p>
      <text:p text:style-name="P16"/>
      <text:p text:style-name="P7"><text:span text:style-name="T7">Creación</text:span> de un <text:span text:style-name="T8">cliente</text:span> echo <text:span text:style-name="T8">con SSL</text:span>.</text:p>
      <text:p text:style-name="P15"/>
      <text:p text:style-name="P15">La implementación del <text:span text:style-name="T8">cliente</text:span> <text:span text:style-name="T8">sigue la misma estructura. Los pasos son los siguentes</text:span>:</text:p>
      <text:p text:style-name="P15"/>
      <text:p text:style-name="P15">Primero inicializamos el nivel SSL con e<text:span text:style-name="T8">l</text:span> certificado de la CA y el del <text:span text:style-name="T8">Cliente</text:span> que se crean al ejecutar make certificados. </text:p>
      <text:p text:style-name="P15"/>
      <text:p text:style-name="P15">A <text:span text:style-name="T8">continuación</text:span> <text:span text:style-name="T8">conectamos el cliente al socket 6667</text:span></text:p>
      <text:p text:style-name="P15"/>
      <text:p text:style-name="P15">Tras esto, llamamos a <text:span text:style-name="T6">conectar</text:span><text:span text:style-name="T4">_canal_seguro_SSL </text:span><text:s/>con los retornos de los dos pasos anteriores. <text:span text:style-name="T7">Y comprobamos que la conexión este bien establecida mediante </text:span><text:span text:style-name="T5">evaluar_post_connectar_SSL.</text:span></text:p>
      <text:p text:style-name="P15"><text:span text:style-name="T5"/></text:p>
      <text:p text:style-name="P17">Una vez aquí, el servidor echo solo necesita enviar con SSL (mediante <text:span text:style-name="T4">enviar_datos_SSL</text:span>) <text:span text:style-name="T8">los datos escritos por teclado </text:span>y re<text:span text:style-name="T8">cibirlos </text:span>con <text:span text:style-name="T6">recibir</text:span><text:span text:style-name="T4">_datos_SSL</text:span>.</text:p>
      <text:p text:style-name="P17"/>
      <text:p text:style-name="P17">Tal y como se especifica el <text:span text:style-name="T8">cliente</text:span> deja de <text:span text:style-name="T8">enviar datos tras enviar “exit”</text:span>. Tras esto simplemente cierra el canal SSL y el <text:span text:style-name="T8">socket de comunicación con el </text:span>servidor.</text:p>
      <text:p text:style-name="P17"/>
      <text:p text:style-name="P8">Implementación del servidor_IRC y cliente_IRC con envio seguro.</text:p>
      <text:p text:style-name="P8"/>
      <text:p text:style-name="P18"><text:soft-page-break/>Para la <text:span text:style-name="T13">implementación de la capa SSL deben de implementarse los “TODOS” que dejamos en el servidor y en el cliente.</text:span></text:p>
      <text:p text:style-name="P18"/>
      <text:p text:style-name="P19">En el caso del servidor implementamos el flag de SSL.</text:p>
      <text:p text:style-name="P20">Cuando lo recibimos ahora inicializamos un nivel SSL, preparamos el socket 6669 y lo preparamos todo para que el servidor, mediante un hilo, acepte conexiones seguras. Para ellos, en bucle cada vez que recibimos una nueva conexión segura <text:s/>aceptamos el canal seguro mediante <text:span text:style-name="T4">aceptar_canal_seguro_SSL , </text:span>y tas comprobar el buen estado de la conexión (con <text:span text:style-name="T4">evaluar_post_connectar_SSL</text:span>) permitimos que el cliente sea atendido por el servidor( y pueda loguearse).</text:p>
      <text:p text:style-name="P21"/>
      <text:p text:style-name="P21">En el caso del cliente implementamos flags de - -port que permite elegir el puerto de conexión y la bandera -ssl, en este caso se realiza el proceso que ya hemos visto varias veces antes, inicializamos el nivel SSL y abrimos el puerto correspondiente(6669 por defecto o el descrito en - -port).</text:p>
      <text:p text:style-name="P21">A <text:span text:style-name="T13">continuación</text:span> conectamos el cliente a localhost y dicho puerto y habilitamos el canal seguro con <text:span text:style-name="T4">conectar_canal_seguro_SSL </text:span><text:s/>y <text:span text:style-name="T4">evaluar_post_connectar_SSL.</text:span></text:p>
      <text:p text:style-name="P21"><text:span text:style-name="T10"/></text:p>
      <text:p text:style-name="P21"><text:span text:style-name="T9">Todo este proceso habilita a los modulos a utilizar SSL pero ademas de esto es necesario que el </text:span><text:span text:style-name="T12">envío</text:span><text:span text:style-name="T9"> sea mediante SSL. Para ello nos hemos definidos dos funciones sendData y recvData que permiten enviar datos tanto con la capa SSL como sin ella. Esto no permite sustituir las llamadas de send y receive permitiendo que el mismo </text:span><text:span text:style-name="T12">código</text:span><text:span text:style-name="T9"> se </text:span><text:span text:style-name="T11">encargue</text:span><text:span text:style-name="T9"> de las conexiones SSL como las no seguras.</text:span></text:p>
      <text:p text:style-name="P21"><text:span text:style-name="T9"/></text:p>
      <text:p text:style-name="P21"><text:span text:style-name="T9"/></text:p>
      <text:p text:style-name="P4">Conclusiones técnicas</text:p>
      <text:p text:style-name="P23"><text:span text:style-name="T9"/></text:p>
      <text:p text:style-name="P22"><text:span text:style-name="T9"/></text:p>
      <text:p text:style-name="P4">Conclusiones personales</text:p>
      <text:p text:style-name="P4"/>
      <text:p text:style-name="P26"/>
      <text:p text:style-name="P26"/>
      <text:p text:style-name="P2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5pt" officeooo:rsid="00177a7f" officeooo:paragraph-rsid="000fea57"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ácticas de Redes de Comunicaciones II - Doble Grado Ing. Informática/Matemáticas, 2017.</text:p>
        <text:p text:style-name="MP1">Autores: Esther López, Antonio Amor y Mario Santiago. Pareja 4</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7:54:11.340388968</meta:creation-date>
    <dc:date>2017-05-07T20:12:47.623297576</dc:date>
    <meta:editing-duration>PT21M40S</meta:editing-duration>
    <meta:editing-cycles>4</meta:editing-cycles>
    <meta:generator>LibreOffice/5.1.6.2$Linux_X86_64 LibreOffice_project/10m0$Build-2</meta:generator>
    <meta:document-statistic meta:table-count="0" meta:image-count="0" meta:object-count="0" meta:page-count="3" meta:paragraph-count="53" meta:word-count="856" meta:character-count="5532" meta:non-whitespace-character-count="4701"/>
  </office:meta>
</office:document-meta>
</file>